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6.535cm"/>
    </style:style>
    <style:style style:name="co5" style:family="table-column">
      <style:table-column-properties fo:break-before="auto" style:column-width="36.11cm"/>
    </style:style>
    <style:style style:name="co6" style:family="table-column">
      <style:table-column-properties fo:break-before="auto" style:column-width="6.29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3.512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3.757cm"/>
    </style:style>
    <style:style style:name="co15" style:family="table-column">
      <style:table-column-properties fo:break-before="auto" style:column-width="3.457cm"/>
    </style:style>
    <style:style style:name="co16" style:family="table-column">
      <style:table-column-properties fo:break-before="auto" style:column-width="3.595cm"/>
    </style:style>
    <style:style style:name="co17" style:family="table-column">
      <style:table-column-properties fo:break-before="auto" style:column-width="6.699cm"/>
    </style:style>
    <style:style style:name="co18" style:family="table-column">
      <style:table-column-properties fo:break-before="auto" style:column-width="3.838cm"/>
    </style:style>
    <style:style style:name="co19" style:family="table-column">
      <style:table-column-properties fo:break-before="auto" style:column-width="3.812cm"/>
    </style:style>
    <style:style style:name="co20" style:family="table-column">
      <style:table-column-properties fo:break-before="auto" style:column-width="4.493cm"/>
    </style:style>
    <style:style style:name="co21" style:family="table-column">
      <style:table-column-properties fo:break-before="auto" style:column-width="4.357cm"/>
    </style:style>
    <style:style style:name="co22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3.785cm"/>
    </style:style>
    <style:style style:name="co24" style:family="table-column">
      <style:table-column-properties fo:break-before="auto" style:column-width="3.431cm"/>
    </style:style>
    <style:style style:name="co25" style:family="table-column">
      <style:table-column-properties fo:break-before="auto" style:column-width="3.295cm"/>
    </style:style>
    <style:style style:name="co26" style:family="table-column">
      <style:table-column-properties fo:break-before="auto" style:column-width="3.485cm"/>
    </style:style>
    <style:style style:name="co27" style:family="table-column">
      <style:table-column-properties fo:break-before="auto" style:column-width="3.376cm"/>
    </style:style>
    <style:style style:name="co28" style:family="table-column">
      <style:table-column-properties fo:break-before="auto" style:column-width="3.731cm"/>
    </style:style>
    <style:style style:name="co29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row table:style-name="ro1">
          <table:table-cell office:value-type="string" calcext:value-type="string">
            <text:p>CHRO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QUAL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AP13.1</text:p>
          </table:table-cell>
          <table:table-cell office:value-type="string" calcext:value-type="string">
            <text:p>UFMG-CM-Y215</text:p>
          </table:table-cell>
          <table:table-cell office:value-type="string" calcext:value-type="string">
            <text:p>UFMG-CM-Y223</text:p>
          </table:table-cell>
          <table:table-cell office:value-type="string" calcext:value-type="string">
            <text:p>UFMG-CM-Y228</text:p>
          </table:table-cell>
          <table:table-cell office:value-type="string" calcext:value-type="string">
            <text:p>UFMG-CM-Y251</text:p>
          </table:table-cell>
          <table:table-cell office:value-type="string" calcext:value-type="string">
            <text:p>UFMG-CM-Y617</text:p>
          </table:table-cell>
          <table:table-cell office:value-type="string" calcext:value-type="string">
            <text:p>UFMG-CM-Y618</text:p>
          </table:table-cell>
          <table:table-cell office:value-type="string" calcext:value-type="string">
            <text:p>UFMG-CM-Y619</text:p>
          </table:table-cell>
          <table:table-cell office:value-type="string" calcext:value-type="string">
            <text:p>UFMG-CM-Y620</text:p>
          </table:table-cell>
          <table:table-cell office:value-type="string" calcext:value-type="string">
            <text:p>UFMG-CM-Y621</text:p>
          </table:table-cell>
          <table:table-cell office:value-type="string" calcext:value-type="string">
            <text:p>UFMG-CM-Y622</text:p>
          </table:table-cell>
          <table:table-cell office:value-type="string" calcext:value-type="string">
            <text:p>UFMG-CM-Y623</text:p>
          </table:table-cell>
          <table:table-cell office:value-type="string" calcext:value-type="string">
            <text:p>UFMG-CM-Y624</text:p>
          </table:table-cell>
          <table:table-cell office:value-type="string" calcext:value-type="string">
            <text:p>UFMG-CM-Y625</text:p>
          </table:table-cell>
          <table:table-cell office:value-type="string" calcext:value-type="string">
            <text:p>UFMG-CM-Y627</text:p>
          </table:table-cell>
          <table:table-cell office:value-type="string" calcext:value-type="string">
            <text:p>UFMG-CM-Y628</text:p>
          </table:table-cell>
          <table:table-cell office:value-type="string" calcext:value-type="string">
            <text:p>UFMG-CM-Y629</text:p>
          </table:table-cell>
          <table:table-cell office:value-type="string" calcext:value-type="string">
            <text:p>UFMG-CM-Y630</text:p>
          </table:table-cell>
          <table:table-cell office:value-type="string" calcext:value-type="string">
            <text:p>UFMG-CM-Y631</text:p>
          </table:table-cell>
          <table:table-cell office:value-type="string" calcext:value-type="string">
            <text:p>UFMG-CM-Y632</text:p>
          </table:table-cell>
          <table:table-cell office:value-type="string" calcext:value-type="string">
            <text:p>UFMG-CM-Y633</text:p>
          </table:table-cell>
          <table:table-cell office:value-type="string" calcext:value-type="string">
            <text:p>UFMG-CM-Y634</text:p>
          </table:table-cell>
          <table:table-cell office:value-type="string" calcext:value-type="string">
            <text:p>UFMG-CM-Y635</text:p>
          </table:table-cell>
          <table:table-cell office:value-type="string" calcext:value-type="string">
            <text:p>UFMG-CM-Y637</text:p>
          </table:table-cell>
          <table:table-cell office:value-type="string" calcext:value-type="string">
            <text:p>UFMG-CM-Y638</text:p>
          </table:table-cell>
          <table:table-cell office:value-type="string" calcext:value-type="string">
            <text:p>UFMG-CM-Y648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ref|NC_001133|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6.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=1;AF=0.063;AN=16;BaseQRankSum=1.00;DP=121;ExcessHet=3.0103;FS=0.000;InbreedingCoeff=0.3586;MLEAC=3;MLEAF=0.188;MQ=44.11;MQRankSum=-1.000e+00;QD=9.55;ReadPosRankSum=1.00;SOR=0.223</text:p>
          </table:table-cell>
          <table:table-cell office:value-type="string" calcext:value-type="string">
            <text:p>GT:AD:DP:GQ:PGT:PID:PL:PS</text:p>
          </table:table-cell>
          <table:table-cell table:number-columns-repeated="11" office:value-type="string" calcext:value-type="string">
            <text:p>./.:0,0:0:.:.:.:0,0,0</text:p>
          </table:table-cell>
          <table:table-cell office:value-type="string" calcext:value-type="string">
            <text:p>0|1:5,2:7:69:0|1:93_T_C:69,0,204:93</text:p>
          </table:table-cell>
          <table:table-cell office:value-type="string" calcext:value-type="string">
            <text:p>./.:0,0:0:.:.:.:0,0,0</text:p>
          </table:table-cell>
          <table:table-cell office:value-type="string" calcext:value-type="string">
            <text:p>./.:1,0:1:.:.:.:0,0,0</text:p>
          </table:table-cell>
          <table:table-cell office:value-type="string" calcext:value-type="string">
            <text:p>./.:8,0:8:.:.:.:0,0,0</text:p>
          </table:table-cell>
          <table:table-cell office:value-type="string" calcext:value-type="string">
            <text:p>./.:5,0:5:.:.:.:0,0,0</text:p>
          </table:table-cell>
          <table:table-cell office:value-type="string" calcext:value-type="string">
            <text:p>./.:37,0:37:.:.:.:0,0,0</text:p>
          </table:table-cell>
          <table:table-cell office:value-type="string" calcext:value-type="string">
            <text:p>0/0:2,0:2:6:.:.:0,6,75</text:p>
          </table:table-cell>
          <table:table-cell office:value-type="string" calcext:value-type="string">
            <text:p>./.:3,0:3:.:.:.:0,0,0</text:p>
          </table:table-cell>
          <table:table-cell office:value-type="string" calcext:value-type="string">
            <text:p>0/0:4,0:4:12:.:.:0,12,138</text:p>
          </table:table-cell>
          <table:table-cell office:value-type="string" calcext:value-type="string">
            <text:p>0/0:9,0:9:27:.:.:0,27,211</text:p>
          </table:table-cell>
          <table:table-cell office:value-type="string" calcext:value-type="string">
            <text:p>0/0:11,0:11:33:.:.:0,33,297</text:p>
          </table:table-cell>
          <table:table-cell office:value-type="string" calcext:value-type="string">
            <text:p>0/0:11,0:11:33:.:.:0,33,339</text:p>
          </table:table-cell>
          <table:table-cell office:value-type="string" calcext:value-type="string">
            <text:p>0/0:3,0:3:9:.:.:0,9,88</text:p>
          </table:table-cell>
          <table:table-cell office:value-type="string" calcext:value-type="string">
            <text:p>./.:13,0:13:.:.:.:0,0,0</text:p>
          </table:table-cell>
          <table:table-cell office:value-type="string" calcext:value-type="string">
            <text:p>0/0:7,0:7:0:.:.:0,0,40</text:p>
          </table:table-cell>
        </table:table-row>
        <table:table-row table:style-name="ro1">
          <table:table-cell office:value-type="string" calcext:value-type="string">
            <text:p>ref|NC_001133|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9.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=1;AF=0.250;AN=4;BaseQRankSum=0.00;DP=155;ExcessHet=3.0103;FS=0.000;InbreedingCoeff=0.2815;MLEAC=5;MLEAF=1.00;MQ=44.11;MQRankSum=-1.000e+00;QD=11.41;ReadPosRankSum=1.00;SOR=0.223</text:p>
          </table:table-cell>
          <table:table-cell office:value-type="string" calcext:value-type="string">
            <text:p>GT:AD:DP:GQ:PGT:PID:PL:PS</text:p>
          </table:table-cell>
          <table:table-cell table:number-columns-repeated="11" office:value-type="string" calcext:value-type="string">
            <text:p>./.:0,0:0:.:.:.:0,0,0</text:p>
          </table:table-cell>
          <table:table-cell office:value-type="string" calcext:value-type="string">
            <text:p>0|1:5,2:7:69:0|1:93_T_C:69,0,204:93</text:p>
          </table:table-cell>
          <table:table-cell office:value-type="string" calcext:value-type="string">
            <text:p>./.:0,0:0:.:.:.:0,0,0</text:p>
          </table:table-cell>
          <table:table-cell office:value-type="string" calcext:value-type="string">
            <text:p>0/0:1,0:1:3:.:.:0,3,41</text:p>
          </table:table-cell>
          <table:table-cell office:value-type="string" calcext:value-type="string">
            <text:p>./.:7,0:7:.:.:.:0,0,0</text:p>
          </table:table-cell>
          <table:table-cell office:value-type="string" calcext:value-type="string">
            <text:p>./.:5,0:5:.:.:.:0,0,0</text:p>
          </table:table-cell>
          <table:table-cell office:value-type="string" calcext:value-type="string">
            <text:p>./.:41,0:41:.:.:.:0,0,0</text:p>
          </table:table-cell>
          <table:table-cell office:value-type="string" calcext:value-type="string">
            <text:p>./.:4,0:4:.:.:.:0,0,0</text:p>
          </table:table-cell>
          <table:table-cell office:value-type="string" calcext:value-type="string">
            <text:p>./.:3,0:3:.:.:.:0,0,0</text:p>
          </table:table-cell>
          <table:table-cell office:value-type="string" calcext:value-type="string">
            <text:p>./.:4,0:4:.:.:.:0,0,0</text:p>
          </table:table-cell>
          <table:table-cell office:value-type="string" calcext:value-type="string">
            <text:p>./.:8,0:8:.:.:.:0,0,0</text:p>
          </table:table-cell>
          <table:table-cell office:value-type="string" calcext:value-type="string">
            <text:p>./.:10,0:10:.:.:.:0,0,0</text:p>
          </table:table-cell>
          <table:table-cell office:value-type="string" calcext:value-type="string">
            <text:p>./.:13,0:13:.:.:.:0,0,0</text:p>
          </table:table-cell>
          <table:table-cell office:value-type="string" calcext:value-type="string">
            <text:p>./.:6,0:6:.:.:.:0,0,0</text:p>
          </table:table-cell>
          <table:table-cell office:value-type="string" calcext:value-type="string">
            <text:p>./.:36,0:36:.:.:.:0,0,0</text:p>
          </table:table-cell>
          <table:table-cell office:value-type="string" calcext:value-type="string">
            <text:p>./.:10,0:10:.:.:.:0,0,0</text:p>
          </table:table-cell>
        </table:table-row>
        <table:table-row table:style-name="ro1">
          <table:table-cell office:value-type="string" calcext:value-type="string">
            <text:p>ref|NC_001133|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T</text:p>
          </table:table-cell>
          <table:table-cell office:value-type="string" calcext:value-type="string">
            <text:p>756.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=8;AF=0.333;AN=24;BaseQRankSum=0.00;DP=154;ExcessHet=0.0015;FS=1.882;InbreedingCoeff=0.5668;MLEAC=13;MLEAF=0.542;MQ=53.56;MQRankSum=-1.000e+00;QD=28.73;ReadPosRankSum=0.00;SOR=0.673</text:p>
          </table:table-cell>
          <table:table-cell office:value-type="string" calcext:value-type="string">
            <text:p>GT:AD:DP:GQ:PGT:PID:PL:PS</text:p>
          </table:table-cell>
          <table:table-cell table:number-columns-repeated="11" office:value-type="string" calcext:value-type="string">
            <text:p>./.:0,0:0:.:.:.:0,0,0</text:p>
          </table:table-cell>
          <table:table-cell office:value-type="string" calcext:value-type="string">
            <text:p>0/0:4,0:4:9:.:.:0,9,135</text:p>
          </table:table-cell>
          <table:table-cell office:value-type="string" calcext:value-type="string">
            <text:p>./.:2,0:2:.:.:.:0,0,0</text:p>
          </table:table-cell>
          <table:table-cell office:value-type="string" calcext:value-type="string">
            <text:p>./.:1,0:1:.:.:.:0,0,0</text:p>
          </table:table-cell>
          <table:table-cell office:value-type="string" calcext:value-type="string">
            <text:p>0/0:14,0:14:3:.:.:0,3,367</text:p>
          </table:table-cell>
          <table:table-cell office:value-type="string" calcext:value-type="string">
            <text:p>0/0:13,0:13:9:.:.:0,9,135</text:p>
          </table:table-cell>
          <table:table-cell office:value-type="string" calcext:value-type="string">
            <text:p>0|0:5,2:7:15:0|1:135_T_TA:0,15,225:135</text:p>
          </table:table-cell>
          <table:table-cell office:value-type="string" calcext:value-type="string">
            <text:p>0/0:16,0:16:48:.:.:0,48,393</text:p>
          </table:table-cell>
          <table:table-cell office:value-type="string" calcext:value-type="string">
            <text:p>0/0:8,0:8:24:.:.:0,24,198</text:p>
          </table:table-cell>
          <table:table-cell office:value-type="string" calcext:value-type="string">
            <text:p>1|1:0,5:5:15:1|1:136_G_A:225,15,0:136</text:p>
          </table:table-cell>
          <table:table-cell office:value-type="string" calcext:value-type="string">
            <text:p>1|1:0,3:3:9:1|1:136_G_A:135,9,0:136</text:p>
          </table:table-cell>
          <table:table-cell office:value-type="string" calcext:value-type="string">
            <text:p>1|1:0,5:7:15:1|1:136_G_A:225,15,0:136</text:p>
          </table:table-cell>
          <table:table-cell office:value-type="string" calcext:value-type="string">
            <text:p>1|1:0,4:5:12:1|1:136_G_A:180,12,0:136</text:p>
          </table:table-cell>
          <table:table-cell office:value-type="string" calcext:value-type="string">
            <text:p>0/0:5,0:5:15:.:.:0,15,124</text:p>
          </table:table-cell>
          <table:table-cell office:value-type="string" calcext:value-type="string">
            <text:p>0/0:53,0:53:32:.:.:0,32,1296</text:p>
          </table:table-cell>
          <table:table-cell office:value-type="string" calcext:value-type="string">
            <text:p>./.:10,0:10:.:.:.:0,0,0</text:p>
          </table:table-cell>
        </table:table-row>
        <table:table-row table:style-name="ro1">
          <table:table-cell office:value-type="string" calcext:value-type="string">
            <text:p>ref|NC_001133|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ATA</text:p>
          </table:table-cell>
          <table:table-cell office:value-type="string" calcext:value-type="string">
            <text:p>2040.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=4;AF=0.133;AN=30;BaseQRankSum=0.00;DP=393;ExcessHet=0.0083;FS=3.198;InbreedingCoeff=0.6336;MLEAC=5;MLEAF=0.167;MQ=50.82;MQRankSum=0.00;QD=28.17;ReadPosRankSum=0.00;SOR=0.405</text:p>
          </table:table-cell>
          <table:table-cell office:value-type="string" calcext:value-type="string">
            <text:p>GT:AD:DP:GQ:PGT:PID:PL:PS</text:p>
          </table:table-cell>
          <table:table-cell table:number-columns-repeated="4" office:value-type="string" calcext:value-type="string">
            <text:p>./.:0,0:0:.:.:.:0,0,0</text:p>
          </table:table-cell>
          <table:table-cell office:value-type="string" calcext:value-type="string">
            <text:p>0/0:10,0:10:30:.:.:0,30,238</text:p>
          </table:table-cell>
          <table:table-cell table:number-columns-repeated="6" office:value-type="string" calcext:value-type="string">
            <text:p>./.:0,0:0:.:.:.:0,0,0</text:p>
          </table:table-cell>
          <table:table-cell office:value-type="string" calcext:value-type="string">
            <text:p>0/0:9,0:9:27:.:.:0,27,311</text:p>
          </table:table-cell>
          <table:table-cell office:value-type="string" calcext:value-type="string">
            <text:p>0/0:8,0:8:24:.:.:0,24,273</text:p>
          </table:table-cell>
          <table:table-cell office:value-type="string" calcext:value-type="string">
            <text:p>0/0:2,0:2:6:.:.:0,6,79</text:p>
          </table:table-cell>
          <table:table-cell office:value-type="string" calcext:value-type="string">
            <text:p>0/0:28,0:28:60:.:.:0,60,692</text:p>
          </table:table-cell>
          <table:table-cell office:value-type="string" calcext:value-type="string">
            <text:p>0/0:21,0:21:57:.:.:0,57,855</text:p>
          </table:table-cell>
          <table:table-cell office:value-type="string" calcext:value-type="string">
            <text:p>0/0:104,0:104:99:.:.:0,120,1800</text:p>
          </table:table-cell>
          <table:table-cell office:value-type="string" calcext:value-type="string">
            <text:p>0/0:34,0:34:99:.:.:0,101,793</text:p>
          </table:table-cell>
          <table:table-cell office:value-type="string" calcext:value-type="string">
            <text:p>0/0:17,0:17:48:.:.:0,48,720</text:p>
          </table:table-cell>
          <table:table-cell office:value-type="string" calcext:value-type="string">
            <text:p>0/0:20,0:20:57:.:.:0,57,855</text:p>
          </table:table-cell>
          <table:table-cell office:value-type="string" calcext:value-type="string">
            <text:p>0/0:14,0:14:42:.:.:0,42,337</text:p>
          </table:table-cell>
          <table:table-cell office:value-type="string" calcext:value-type="string">
            <text:p>0/0:19,0:19:57:.:.:0,57,465</text:p>
          </table:table-cell>
          <table:table-cell office:value-type="string" calcext:value-type="string">
            <text:p>0/0:27,0:27:81:.:.:0,81,718</text:p>
          </table:table-cell>
          <table:table-cell office:value-type="string" calcext:value-type="string">
            <text:p>1|1:0,4:8:12:1|1:184_C_G:180,12,0:184</text:p>
          </table:table-cell>
          <table:table-cell office:value-type="string" calcext:value-type="string">
            <text:p>1|1:1,43:63:87:1|1:184_C_G:1889,87,0:184</text:p>
          </table:table-cell>
          <table:table-cell office:value-type="string" calcext:value-type="string">
            <text:p>./.:2,0:2:.:.:.:0,0,0</text:p>
          </table:table-cell>
        </table:table-row>
        <table:table-row table:style-name="ro1">
          <table:table-cell office:value-type="string" calcext:value-type="string">
            <text:p>ref|NC_001133|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572.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=4;AF=0.125;AN=32;DP=384;ExcessHet=0.0073;FS=0.000;InbreedingCoeff=0.6032;MLEAC=5;MLEAF=0.156;MQ=52.64;QD=31.98;SOR=1.347</text:p>
          </table:table-cell>
          <table:table-cell office:value-type="string" calcext:value-type="string">
            <text:p>GT:AD:DP:GQ:PGT:PID:PL:PS</text:p>
          </table:table-cell>
          <table:table-cell table:number-columns-repeated="3" office:value-type="string" calcext:value-type="string">
            <text:p>./.:0,0:0:.:.:.:0,0,0</text:p>
          </table:table-cell>
          <table:table-cell office:value-type="string" calcext:value-type="string">
            <text:p>0/0:2,0:2:3:.:.:0,3,45</text:p>
          </table:table-cell>
          <table:table-cell office:value-type="string" calcext:value-type="string">
            <text:p>0/0:10,0:10:30:.:.:0,30,238</text:p>
          </table:table-cell>
          <table:table-cell table:number-columns-repeated="6" office:value-type="string" calcext:value-type="string">
            <text:p>./.:0,0:0:.:.:.:0,0,0</text:p>
          </table:table-cell>
          <table:table-cell office:value-type="string" calcext:value-type="string">
            <text:p>0/0:8,0:8:18:.:.:0,18,270</text:p>
          </table:table-cell>
          <table:table-cell office:value-type="string" calcext:value-type="string">
            <text:p>0/0:1,0:1:3:.:.:0,3,45</text:p>
          </table:table-cell>
          <table:table-cell office:value-type="string" calcext:value-type="string">
            <text:p>./.:0,0:0:.:.:.:0,0,0</text:p>
          </table:table-cell>
          <table:table-cell office:value-type="string" calcext:value-type="string">
            <text:p>0/0:18,0:18:54:.:.:0,54,451</text:p>
          </table:table-cell>
          <table:table-cell office:value-type="string" calcext:value-type="string">
            <text:p>0/0:10,0:10:30:.:.:0,30,238</text:p>
          </table:table-cell>
          <table:table-cell office:value-type="string" calcext:value-type="string">
            <text:p>0/0:148,0:148:99:.:.:0,120,1800</text:p>
          </table:table-cell>
          <table:table-cell office:value-type="string" calcext:value-type="string">
            <text:p>0/0:28,0:28:81:.:.:0,81,674</text:p>
          </table:table-cell>
          <table:table-cell office:value-type="string" calcext:value-type="string">
            <text:p>0/0:14,0:14:39:.:.:0,39,585</text:p>
          </table:table-cell>
          <table:table-cell office:value-type="string" calcext:value-type="string">
            <text:p>0/0:12,0:12:36:.:.:0,36,294</text:p>
          </table:table-cell>
          <table:table-cell office:value-type="string" calcext:value-type="string">
            <text:p>0/0:10,0:10:30:.:.:0,30,238</text:p>
          </table:table-cell>
          <table:table-cell office:value-type="string" calcext:value-type="string">
            <text:p>0/0:16,0:16:48:.:.:0,48,404</text:p>
          </table:table-cell>
          <table:table-cell office:value-type="string" calcext:value-type="string">
            <text:p>0/0:20,0:20:54:.:.:0,54,810</text:p>
          </table:table-cell>
          <table:table-cell office:value-type="string" calcext:value-type="string">
            <text:p>1|1:0,4:8:12:1|1:244_C_CT:180,12,0:244</text:p>
          </table:table-cell>
          <table:table-cell office:value-type="string" calcext:value-type="string">
            <text:p>1|1:0,57:76:99:1|1:284_TGA_T:2421,171,0:284</text:p>
          </table:table-cell>
          <table:table-cell office:value-type="string" calcext:value-type="string">
            <text:p>0/0:3,0:3:9:.:.:0,9,92</text:p>
          </table:table-cell>
        </table:table-row>
        <table:table-row table:style-name="ro1">
          <table:table-cell office:value-type="string" calcext:value-type="string">
            <text:p>ref|NC_001133|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,*</text:p>
          </table:table-cell>
          <table:table-cell office:value-type="string" calcext:value-type="string">
            <text:p>2845.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=14,4;AF=0.500,0.143;AN=28;BaseQRankSum=0.00;DP=319;ExcessHet=0.0306;FS=3.532;InbreedingCoeff=0.5018;MLEAC=23,7;MLEAF=0.821,0.250;MQ=55.81;MQRankSum=-1.000e+00;QD=13.95;ReadPosRankSum=-2.000e+00;SOR=0.640</text:p>
          </table:table-cell>
          <table:table-cell office:value-type="string" calcext:value-type="string">
            <text:p>GT:AD:DP:GQ:PGT:PID:PL:PS</text:p>
          </table:table-cell>
          <table:table-cell table:number-columns-repeated="2" office:value-type="string" calcext:value-type="string">
            <text:p>./.:0,0,0:0:.:.:.:0,0,0,0,0,0</text:p>
          </table:table-cell>
          <table:table-cell office:value-type="string" calcext:value-type="string">
            <text:p>0/0:3,0,0:3:9:.:.:0,9,65,9,65,65</text:p>
          </table:table-cell>
          <table:table-cell office:value-type="string" calcext:value-type="string">
            <text:p>./.:1,0,0:1:.:.:.:0,0,0,0,0,0</text:p>
          </table:table-cell>
          <table:table-cell office:value-type="string" calcext:value-type="string">
            <text:p>1|1:0,4,0:4:12:1|1:349_C_T:160,12,0,160,12,160:349</text:p>
          </table:table-cell>
          <table:table-cell table:number-columns-repeated="9" office:value-type="string" calcext:value-type="string">
            <text:p>./.:0,0,0:0:.:.:.:0,0,0,0,0,0</text:p>
          </table:table-cell>
          <table:table-cell office:value-type="string" calcext:value-type="string">
            <text:p>2|2:0,1,17:18:51:1|1:347_A_AAT:765,765,765,51,51,0:347</text:p>
          </table:table-cell>
          <table:table-cell office:value-type="string" calcext:value-type="string">
            <text:p>0|2:1,0,8:9:18:0|1:347_A_AAT:333,336,378,0,42,18:347</text:p>
          </table:table-cell>
          <table:table-cell office:value-type="string" calcext:value-type="string">
            <text:p>0/2:58,7,42:108:99:.:.:1586,1448,3700,0,2029,2253</text:p>
          </table:table-cell>
          <table:table-cell office:value-type="string" calcext:value-type="string">
            <text:p>1|1:0,18,0:18:54:1|1:349_C_T:708,54,0,708,54,708:349</text:p>
          </table:table-cell>
          <table:table-cell office:value-type="string" calcext:value-type="string">
            <text:p>1|1:0,4,1:5:12:1|1:349_C_T:180,12,0,180,12,180:349</text:p>
          </table:table-cell>
          <table:table-cell office:value-type="string" calcext:value-type="string">
            <text:p>1|1:0,10,1:11:30:1|1:244_C_CT:450,30,0,450,30,450:244</text:p>
          </table:table-cell>
          <table:table-cell office:value-type="string" calcext:value-type="string">
            <text:p>1|1:0,8,1:9:24:1|1:349_C_T:340,24,0,340,24,340:349</text:p>
          </table:table-cell>
          <table:table-cell office:value-type="string" calcext:value-type="string">
            <text:p>1|1:0,8,2:10:24:1|1:286_A_T:360,24,0,360,24,360:286</text:p>
          </table:table-cell>
          <table:table-cell office:value-type="string" calcext:value-type="string">
            <text:p>1|1:0,13,0:13:39:1|1:244_C_CT:585,39,0,585,39,585:244</text:p>
          </table:table-cell>
          <table:table-cell office:value-type="string" calcext:value-type="string">
            <text:p>0/0:11,0,0:11:33:.:.:0,33,261,33,261,261</text:p>
          </table:table-cell>
          <table:table-cell office:value-type="string" calcext:value-type="string">
            <text:p>0/0:93,0,0:93:99:.:.:0,120,1800,120,1800,1800</text:p>
          </table:table-cell>
          <table:table-cell office:value-type="string" calcext:value-type="string">
            <text:p>0/0:2,0,0:2:6:.:.:0,6,49,6,49,49</text:p>
          </table:table-cell>
        </table:table-row>
        <table:table-row table:style-name="ro1">
          <table:table-cell office:value-type="string" calcext:value-type="string">
            <text:p>ref|NC_001133|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CC,TACCACCACCACTACC</text:p>
          </table:table-cell>
          <table:table-cell office:value-type="string" calcext:value-type="string">
            <text:p>6719.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=4,4;AF=0.133,0.133;AN=30;BaseQRankSum=0.00;DP=334;ExcessHet=0.0458;FS=4.290;InbreedingCoeff=0.4639;MLEAC=7,7;MLEAF=0.233,0.233;MQ=55.95;MQRankSum=0.00;QD=26.56;ReadPosRankSum=1.00;SOR=0.945</text:p>
          </table:table-cell>
          <table:table-cell office:value-type="string" calcext:value-type="string">
            <text:p>GT:AD:DP:GQ:PGT:PID:PL:PS</text:p>
          </table:table-cell>
          <table:table-cell table:number-columns-repeated="2" office:value-type="string" calcext:value-type="string">
            <text:p>./.:0,0,0:0:.:.:.:0,0,0,0,0,0</text:p>
          </table:table-cell>
          <table:table-cell office:value-type="string" calcext:value-type="string">
            <text:p>0/0:3,0,0:3:9:.:.:0,9,64,9,64,64</text:p>
          </table:table-cell>
          <table:table-cell office:value-type="string" calcext:value-type="string">
            <text:p>0/0:4,0,0:4:12:.:.:0,12,99,12,99,99</text:p>
          </table:table-cell>
          <table:table-cell office:value-type="string" calcext:value-type="string">
            <text:p>0/0:2,0,0:2:6:.:.:0,6,49,6,49,49</text:p>
          </table:table-cell>
          <table:table-cell table:number-columns-repeated="7" office:value-type="string" calcext:value-type="string">
            <text:p>./.:0,0,0:0:.:.:.:0,0,0,0,0,0</text:p>
          </table:table-cell>
          <table:table-cell office:value-type="string" calcext:value-type="string">
            <text:p>0/0:2,0,0:2:6:.:.:0,6,65,6,65,65</text:p>
          </table:table-cell>
          <table:table-cell office:value-type="string" calcext:value-type="string">
            <text:p>./.:0,0,0:0:.:.:.:0,0,0,0,0,0</text:p>
          </table:table-cell>
          <table:table-cell office:value-type="string" calcext:value-type="string">
            <text:p>1|1:0,18,1:19:54:1|1:347_A_AAT:810,54,0,810,54,810:347</text:p>
          </table:table-cell>
          <table:table-cell office:value-type="string" calcext:value-type="string">
            <text:p>0/1:1,6,0:7:24:.:.:249,0,24,252,42,294</text:p>
          </table:table-cell>
          <table:table-cell office:value-type="string" calcext:value-type="string">
            <text:p>0/1:58,37,1:96:99:.:.:633,0,2306,808,2415,3223</text:p>
          </table:table-cell>
          <table:table-cell office:value-type="string" calcext:value-type="string">
            <text:p>0/0:3,0,0:3:9:.:.:0,9,88,9,88,88</text:p>
          </table:table-cell>
          <table:table-cell office:value-type="string" calcext:value-type="string">
            <text:p>./.:0,0,0:0:.:.:.:0,0,0,0,0,0</text:p>
          </table:table-cell>
          <table:table-cell office:value-type="string" calcext:value-type="string">
            <text:p>0/0:10,0,0:10:30:.:.:0,30,286,30,286,286</text:p>
          </table:table-cell>
          <table:table-cell office:value-type="string" calcext:value-type="string">
            <text:p>0/0:5,0,0:5:15:.:.:0,15,142,15,142,142</text:p>
          </table:table-cell>
          <table:table-cell office:value-type="string" calcext:value-type="string">
            <text:p>0/0:8,0,0:8:21:.:.:0,21,315,21,315,315</text:p>
          </table:table-cell>
          <table:table-cell office:value-type="string" calcext:value-type="string">
            <text:p>0/0:9,0,0:9:27:.:.:0,27,260,27,260,260</text:p>
          </table:table-cell>
          <table:table-cell office:value-type="string" calcext:value-type="string">
            <text:p>2/2:0,5,9:14:27:.:.:405,405,405,27,27,0</text:p>
          </table:table-cell>
          <table:table-cell office:value-type="string" calcext:value-type="string">
            <text:p>2/2:0,13,104:117:99:.:.:4660,4662,4663,312,313,0</text:p>
          </table:table-cell>
          <table:table-cell office:value-type="string" calcext:value-type="string">
            <text:p>0/0:2,0,0:2:6:.:.:0,6,49,6,49,49</text:p>
          </table:table-cell>
        </table:table-row>
        <table:table-row table:style-name="ro1">
          <table:table-cell office:value-type="string" calcext:value-type="string">
            <text:p>ref|NC_001133|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*,G,A,C</text:p>
          </table:table-cell>
          <table:table-cell office:value-type="string" calcext:value-type="string">
            <text:p>6731.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=4,2,6,4;AF=0.167,0.083,0.250,0.167;AN=24;BaseQRankSum=0.00;DP=323;ExcessHet=0.9394;FS=4.132;InbreedingCoeff=0.3089;MLEAC=8,2,11,7;MLEAF=0.333,0.083,0.458,0.292;MQ=54.40;MQRankSum=0.00;QD=18.70;ReadPosRankSum=0.00;SOR=0.579</text:p>
          </table:table-cell>
          <table:table-cell office:value-type="string" calcext:value-type="string">
            <text:p>GT:AD:DP:GQ:PGT:PID:PL:PS</text:p>
          </table:table-cell>
          <table:table-cell table:number-columns-repeated="2" office:value-type="string" calcext:value-type="string">
            <text:p>./.:0,0,0,0,0:0:.:.:.:0,0,0,0,0,0,0,0,0,0,0,0,0,0,0</text:p>
          </table:table-cell>
          <table:table-cell office:value-type="string" calcext:value-type="string">
            <text:p>0/0:3,0,0,0,0:3:9:.:.:0,9,74,9,74,74,9,74,74,74,9,74,74,74,74</text:p>
          </table:table-cell>
          <table:table-cell table:number-columns-repeated="9" office:value-type="string" calcext:value-type="string">
            <text:p>./.:0,0,0,0,0:0:.:.:.:0,0,0,0,0,0,0,0,0,0,0,0,0,0,0</text:p>
          </table:table-cell>
          <table:table-cell office:value-type="string" calcext:value-type="string">
            <text:p>0/0:7,0,0,0,0:7:21:.:.:0,21,298,21,298,298,21,298,298,298,21,298,298,298,298</text:p>
          </table:table-cell>
          <table:table-cell office:value-type="string" calcext:value-type="string">
            <text:p>./.:0,0,0,0,0:0:.:.:.:0,0,0,0,0,0,0,0,0,0,0,0,0,0,0</text:p>
          </table:table-cell>
          <table:table-cell office:value-type="string" calcext:value-type="string">
            <text:p>1|1:0,23,1,1,1:24:69:1|1:406_C_T:1035,69,0,1035,69,1035,1035,69,1035,1035,1035,69,1035,1035,1035:406</text:p>
          </table:table-cell>
          <table:table-cell office:value-type="string" calcext:value-type="string">
            <text:p>0/1:1,9,0,0,0:10:15:.:.:375,0,15,378,42,420,378,42,420,420,378,42,420,420,420</text:p>
          </table:table-cell>
          <table:table-cell office:value-type="string" calcext:value-type="string">
            <text:p>0/1:53,29,2,1,1:85:99:.:.:1058,0,2138,1134,2141,3353,1218,2225,3359,3443,1218,2225,3359,3443,3443</text:p>
          </table:table-cell>
          <table:table-cell office:value-type="string" calcext:value-type="string">
            <text:p>2|2:0,0,4,0,0:4:12:1|1:349_C_T:180,180,180,12,12,0,180,180,12,180,180,180,12,180,180:349</text:p>
          </table:table-cell>
          <table:table-cell office:value-type="string" calcext:value-type="string">
            <text:p>./.:0,0,0,0,0:0:.:.:.:0,0,0,0,0,0,0,0,0,0,0,0,0,0,0</text:p>
          </table:table-cell>
          <table:table-cell office:value-type="string" calcext:value-type="string">
            <text:p>0/3:2,2,2,18,2:22:30:.:.:473,479,563,479,563,563,0,84,84,30,479,563,563,84,563</text:p>
          </table:table-cell>
          <table:table-cell office:value-type="string" calcext:value-type="string">
            <text:p>3/3:0,1,1,13,1:14:39:.:.:321,321,321,321,321,321,39,39,39,0,321,321,321,39,321</text:p>
          </table:table-cell>
          <table:table-cell office:value-type="string" calcext:value-type="string">
            <text:p>0/3:2,2,2,7,2:11:63:.:.:181,187,271,187,271,271,0,84,84,63,187,271,271,84,271</text:p>
          </table:table-cell>
          <table:table-cell office:value-type="string" calcext:value-type="string">
            <text:p>3/3:0,0,0,8,0:8:24:.:.:229,229,229,229,229,229,24,24,24,0,229,229,229,24,229</text:p>
          </table:table-cell>
          <table:table-cell office:value-type="string" calcext:value-type="string">
            <text:p>4|4:0,3,3,3,5:8:15:1|1:419_T_G:225,225,225,225,225,225,225,225,225,225,15,15,15,15,0:419</text:p>
          </table:table-cell>
          <table:table-cell office:value-type="string" calcext:value-type="string">
            <text:p>4|4:0,14,14,14,113:127:99:1|1:419_T_G:5084,5084,5084,5084,5084,5084,5084,5084,5084,5084,340,340,340,340,0:419</text:p>
          </table:table-cell>
          <table:table-cell office:value-type="string" calcext:value-type="string">
            <text:p>./.:0,0,0,0,0:0:.:.:.:0,0,0,0,0,0,0,0,0,0,0,0,0,0,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8:45:45.314210058</meta:creation-date>
    <dc:date>2021-03-22T19:25:51.209671018</dc:date>
    <meta:editing-duration>PT19M45S</meta:editing-duration>
    <meta:editing-cycles>1</meta:editing-cycles>
    <meta:document-statistic meta:table-count="1" meta:cell-count="315" meta:object-count="0"/>
    <meta:generator>LibreOffice/6.4.6.2$Linux_X86_64 LibreOffice_project/40$Build-2</meta:generator>
  </office:meta>
</office:document-meta>
</file>